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1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margin-left="0in" fo:margin-right="0in" fo:line-height="150%" fo:text-indent="0.3in" style:auto-text-indent="false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style:num-format="1" style:print-orientation="portrait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1$Linux OpenOffice.org_project/310m19$Build-9420</meta:generator>
    <meta:initial-creator>dkuhlman</meta:initial-creator>
    <meta:creation-date>2006-08-15T13:56:07</meta:creation-date>
    <dc:date>2009-09-29T16:13:57</dc:date>
    <meta:editing-cycles>86</meta:editing-cycles>
    <meta:editing-duration>PT26H43M35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